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paragraph-properties fo:text-align="center" style:justify-single-word="false"/>
      <style:text-properties officeooo:rsid="0004b4c0" officeooo:paragraph-rsid="0004b4c0"/>
    </style:style>
    <style:style style:name="P3" style:family="paragraph" style:parent-style-name="Standard" style:list-style-name="L3">
      <style:paragraph-properties fo:text-align="start" style:justify-single-word="false"/>
      <style:text-properties officeooo:rsid="0004b4c0" officeooo:paragraph-rsid="0004b4c0"/>
    </style:style>
    <style:style style:name="P4" style:family="paragraph" style:parent-style-name="Standard" style:list-style-name="L3">
      <style:text-properties officeooo:rsid="0004b4c0" officeooo:paragraph-rsid="0004b4c0"/>
    </style:style>
    <style:style style:name="P5" style:family="paragraph" style:parent-style-name="Standard" style:list-style-name="L4">
      <style:text-properties officeooo:rsid="0004b4c0" officeooo:paragraph-rsid="0004b4c0"/>
    </style:style>
    <style:style style:name="P6" style:family="paragraph" style:parent-style-name="Standard" style:list-style-name="L6">
      <style:text-properties officeooo:rsid="0004b4c0" officeooo:paragraph-rsid="0004b4c0"/>
    </style:style>
    <style:style style:name="P7" style:family="paragraph" style:parent-style-name="Standard">
      <style:text-properties officeooo:rsid="0004b4c0" officeooo:paragraph-rsid="00054aa4"/>
    </style:style>
    <style:style style:name="P8" style:family="paragraph" style:parent-style-name="Standard">
      <style:text-properties officeooo:rsid="0004b4c0" officeooo:paragraph-rsid="000643a1"/>
    </style:style>
    <style:style style:name="P9" style:family="paragraph" style:parent-style-name="Standard" style:list-style-name="L7">
      <style:text-properties officeooo:rsid="0004b4c0" officeooo:paragraph-rsid="000643a1"/>
    </style:style>
    <style:style style:name="P10" style:family="paragraph" style:parent-style-name="Standard">
      <style:text-properties officeooo:rsid="0004b4c0" officeooo:paragraph-rsid="00088f04"/>
    </style:style>
    <style:style style:name="P11" style:family="paragraph" style:parent-style-name="Standard" style:list-style-name="L8">
      <style:text-properties officeooo:rsid="0004b4c0" officeooo:paragraph-rsid="00088f04"/>
    </style:style>
    <style:style style:name="P12"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13" style:family="paragraph" style:parent-style-name="Standard">
      <style:paragraph-properties fo:text-align="start" style:justify-single-word="false"/>
      <style:text-properties officeooo:paragraph-rsid="0004b4c0"/>
    </style:style>
    <style:style style:name="P14" style:family="paragraph" style:parent-style-name="Standard" style:list-style-name="L7">
      <style:text-properties officeooo:rsid="000643a1" officeooo:paragraph-rsid="000643a1"/>
    </style:style>
    <style:style style:name="P15" style:family="paragraph" style:parent-style-name="Standard">
      <style:paragraph-properties fo:text-align="center" style:justify-single-word="false"/>
      <style:text-properties officeooo:rsid="00088f04" officeooo:paragraph-rsid="00088f04"/>
    </style:style>
    <style:style style:name="P16" style:family="paragraph" style:parent-style-name="Standard">
      <style:paragraph-properties fo:text-align="start" style:justify-single-word="false"/>
      <style:text-properties officeooo:rsid="00088f04" officeooo:paragraph-rsid="00088f04"/>
    </style:style>
    <style:style style:name="P17" style:family="paragraph" style:parent-style-name="Standard" style:list-style-name="L4">
      <style:text-properties officeooo:rsid="00088f04" officeooo:paragraph-rsid="00088f04"/>
    </style:style>
    <style:style style:name="P18" style:family="paragraph" style:parent-style-name="Standard">
      <style:paragraph-properties fo:break-before="page"/>
      <style:text-properties officeooo:rsid="0004b4c0" officeooo:paragraph-rsid="00088f04"/>
    </style:style>
    <style:style style:name="T1" style:family="text">
      <style:text-properties style:font-name="StarTrek Pi BT" fo:font-size="96pt" style:font-size-asian="96pt" style:font-size-complex="96pt"/>
    </style:style>
    <style:style style:name="T2" style:family="text">
      <style:text-properties officeooo:rsid="0004b4c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4b4c0" style:font-style-asian="italic" style:font-weight-asian="bold" style:font-style-complex="italic" style:font-weight-complex="bold"/>
    </style:style>
    <style:style style:name="T6" style:family="text">
      <style:text-properties officeooo:rsid="00054aa4"/>
    </style:style>
    <style:style style:name="T7" style:family="text">
      <style:text-properties fo:font-size="14pt" fo:font-style="italic" style:font-size-asian="14pt" style:font-style-asian="italic" style:font-size-complex="14pt"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88f04"/>
    </style:style>
    <style:style style:name="T10" style:family="text">
      <style:text-properties officeooo:rsid="00095a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ext:span></text:p>
      <text:p text:style-name="P12">Mission : <text:span text:style-name="T9">Intelligence</text:span> (<text:span text:style-name="T9">1</text:span>) </text:p>
      <text:p text:style-name="P15"><text:span text:style-name="T3">A previously unknown planet has called for assistance.</text:span> </text:p>
      <text:p text:style-name="P15"/>
      <text:p text:style-name="P16">Transmissions from a nearby planet have been received. The inhabitants are requesting aid with some of their life support systems. </text:p>
      <text:p text:style-name="P1"/>
      <text:p text:style-name="P18"><text:span text:style-name="T9">Transmissions from a nearby planet have been received. The inhabitants are requesting aid with some of their life support systems.</text:span>. You've been ordered to investigate ...</text:p>
      <text:p text:style-name="P10"/>
      <text:list xml:id="list7324592770052769682" text:style-name="L8">
        <text:list-item>
          <text:p text:style-name="P11"><text:span text:style-name="T9">Maximum personnel: unlimited.</text:span></text:p>
        </text:list-item>
        <text:list-item>
          <text:p text:style-name="P11"><text:span text:style-name="T9">The residents of this planet seem to be pretty damn stupid. Good thing they don't have to think about breathing or they would suffocate.</text:span></text:p>
        </text:list-item>
        <text:list-item>
          <text:p text:style-name="P11"><text:span text:style-name="T9">A computer of some sort runs their society. At the center of their computer is a core made of humanoid brains. These brains are decaying and need to be replaced. You showed up just in time with excellent replacements.</text:span></text:p>
        </text:list-item>
      </text:list>
      <text:p text:style-name="P10"/>
      <text:p text:style-name="P16">People with the following skills will survive the mission : MEDICINE, ENGINEERING</text:p>
      <text:p text:style-name="P16">People with the following skills will not survive this mission: PSI, SUPERIOR INTELLIGENCE </text:p>
      <text:p text:style-name="P16">Anyone not covered by the above restrictions should roll a die. On a result of 4+ that individual will survive. Less than four and that person will not survive.</text:p>
      <text:p text:style-name="P1"/>
      <text:p text:style-name="P1"><text:span text:style-name="T8">Success Criteria</text:span>: </text:p>
      <text:list xml:id="list8865999476402697937" text:style-name="L4">
        <text:list-item>
          <text:p text:style-name="P17">You must have someone with either the MEDICINE or ENGINEERING skill</text:p>
        </text:list-item>
        <text:list-item>
          <text:p text:style-name="P17">You must have three (3) or more people who <text:span text:style-name="T4">failed to survive </text:span>the mission.</text:p>
        </text:list-item>
      </text:list>
      <text:p text:style-name="P1"/>
      <text:p text:style-name="P1"><text:span text:style-name="T8">Quartermaster</text:span>: The quartermaster has provided you with the following to assist in your mission: </text:p>
      <text:list xml:id="list6630265738900442665" text:style-name="L6">
        <text:list-item>
          <text:p text:style-name="P6">One (1) <text:span text:style-name="T9">Royal Flush (A-K-Q-J-10 of hearts)</text:span></text:p>
        </text:list-item>
        <text:list-item>
          <text:p text:style-name="P6">One (1) <text:span text:style-name="T10">Swift kick to the groin. </text:span><text:s/></text:p>
        </text:list-item>
      </text:list>
      <text:p text:style-name="P1"/>
      <text:p text:style-name="P7"><text:span text:style-name="T7">Determine your survivors and success.</text:span> </text:p>
      <text:p text:style-name="P8"><text:span text:style-name="T6">As a group </text:span>(including the non-survivors) <text:span text:style-name="T6">take about ten minutes (don't rush, don't dawdle – its not a race) to </text:span>come up with a report detailing how the events of this mission played out. Your unique skills and the equipment provided by the quartermaster should play an important role in <text:span text:style-name="T6">how the </text:span>success or failure of this mission <text:span text:style-name="T6">played out</text:span>. </text:p>
      <text:p text:style-name="P8"/>
      <text:p text:style-name="P8"><text:span text:style-name="T6">Adjust your character sheets: if you survived add +1 heart to the captains tally. </text:span></text:p>
      <text:p text:style-name="P8"><text:span text:style-name="T6">One the other hand if you died:</text:span></text:p>
      <text:list xml:id="list5235230124313537673" text:style-name="L7">
        <text:list-item>
          <text:p text:style-name="P9"><text:span text:style-name="T6">Increase your Anger Level a notch.</text:span></text:p>
        </text:list-item>
        <text:list-item>
          <text:p text:style-name="P14">Add +1 negative feedback to the captain's tally.</text:p>
        </text:list-item>
        <text:list-item>
          <text:p text:style-name="P14">Cross off your given name and your current skill.</text:p>
        </text:list-item>
        <text:list-item>
          <text:p text:style-name="P14">Pick a new given name and new skill for your replacement. </text:p>
        </text:list-item>
      </text:list>
      <text:p text:style-name="P8"/>
      <text:p text:style-name="P7"><text:span text:style-name="T6">When ready report the success or failure of the mission to your captain along with the horrible, horrible details. This will be done in person by the survivors if any, or played out as a tricorder recording (and you can all act this out in front of the capta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9S</meta:editing-duration>
    <meta:editing-cycles>7</meta:editing-cycles>
    <meta:generator>LibreOffice/5.1.6.2$Windows_x86 LibreOffice_project/07ac168c60a517dba0f0d7bc7540f5afa45f0909</meta:generator>
    <dc:date>2017-08-19T15:50:08.436000000</dc:date>
    <meta:document-statistic meta:table-count="0" meta:image-count="0" meta:object-count="0" meta:page-count="2" meta:paragraph-count="26" meta:word-count="413" meta:character-count="2383" meta:non-whitespace-character-count="1993"/>
    <meta:user-defined meta:name="Info 1"/>
    <meta:user-defined meta:name="Info 2"/>
    <meta:user-defined meta:name="Info 3"/>
    <meta:user-defined meta:name="Info 4"/>
  </office:meta>
</office:document-meta>
</file>